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0000003300B679C034DB2BE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cccc" fo:min-height="0.426cm"/>
    </style:style>
    <style:style style:name="gr3" style:family="graphic" style:parent-style-name="standard">
      <style:graphic-properties draw:stroke="none" svg:stroke-color="#000000" draw:fill="solid" draw:fill-color="#cccccc" fo:min-height="0.4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solid" draw:fill-color="#cccccc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68cm" svg:x="4.901cm" svg:y="1.6cm">
          <draw:image xlink:href="Pictures/1000020100000420000003300B679C034DB2BEED.png" xlink:type="simple" xlink:show="embed" xlink:actuate="onLoad">
            <text:p/>
          </draw:image>
        </draw:frame>
        <draw:frame draw:style-name="gr2" draw:text-style-name="P3" draw:layer="layout" svg:width="4.604cm" svg:height="0.725cm" draw:transform="rotate (-0.0101229096615667) translate (6.101cm 6.3cm)">
          <draw:text-box>
            <text:p text:style-name="P2"><text:span text:style-name="T1">Miralles et al 2011</text:span></text:p>
          </draw:text-box>
        </draw:frame>
        <draw:frame draw:style-name="gr3" draw:text-style-name="P3" draw:layer="layout" svg:width="6.3cm" svg:height="0.74cm" draw:transform="rotate (-0.00209439510239331) translate (12.9cm 5.878cm)">
          <draw:text-box>
            <text:p text:style-name="P2"><text:span text:style-name="T1">Schlesinger &amp; Jasechko 20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23T08:51:28.531035112</dc:date>
    <dc:creator>Rafa Poyatos</dc:creator>
    <meta:editing-duration>PT5M23S</meta:editing-duration>
    <meta:editing-cycles>1</meta:editing-cycles>
    <meta:document-statistic meta:object-count="3"/>
    <meta:generator>LibreOffice/5.4.6.2$Linux_X86_64 LibreOffice_project/40m0$Build-2</meta:generator>
  </office:meta>
</office:document-meta>
</file>